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023B5A9ED74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style:page-number="auto"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Applications complémentair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4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4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fo:font-family="'Liberation Serif'" style:font-style-name="Regular" style:font-family-generic="roman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34M31S</meta:editing-duration>
    <meta:editing-cycles>12</meta:editing-cycles>
    <meta:generator>LibreOffice/25.2.6.2$Linux_X86_64 LibreOffice_project/520$Build-2</meta:generator>
    <meta:initial-creator>Philippe Hemmel</meta:initial-creator>
    <meta:creation-date>2022-12-26T16:30:17.166430780</meta:creation-date>
    <dc:date>2023-01-18T13:45:53.398308775</dc:date>
    <dc:creator>Jérôme Herbinet</dc:creator>
    <meta:document-statistic meta:table-count="0" meta:image-count="2" meta:object-count="0" meta:page-count="1" meta:paragraph-count="7" meta:word-count="44" meta:character-count="217" meta:non-whitespace-character-count="176"/>
  </office:meta>
</office:document-meta>
</file>